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28cm"/>
    </style:style>
    <style:style style:name="co2" style:family="table-column">
      <style:table-column-properties fo:break-before="auto" style:column-width="26.444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2.256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/>
          <table:table-cell table:style-name="ce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2">
          <table:table-cell/>
          <table:table-cell table:style-name="ce4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Started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 table:number-rows-repeated="104809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23:51:08.5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rosoft Office User</meta:initial-creator>
    <meta:creation-date>2020-10-14T11:36:56</meta:creation-date>
    <dc:date>2021-11-15T02:47:14.938000000</dc:date>
    <meta:generator>LibreOffice/7.1.6.2$Windows_X86_64 LibreOffice_project/0e133318fcee89abacd6a7d077e292f1145735c3</meta:generator>
    <meta:editing-duration>PT6H21M32S</meta:editing-duration>
    <meta:editing-cycles>9</meta:editing-cycles>
    <meta:document-statistic meta:table-count="1" meta:cell-count="1352" meta:object-count="0"/>
    <meta:user-defined meta:name="AppVersion">16.0300</meta:user-defined>
  </office:meta>
</office:document-meta>
</file>